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ec4f" officeooo:paragraph-rsid="0011e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UESTA DE PROYECTO DAW 2025 ALEXEY SUZDALENK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1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0:57:23.308000000</meta:creation-date>
    <dc:date>2025-03-21T11:00:02.356000000</dc:date>
    <meta:editing-duration>PT2M40S</meta:editing-duration>
    <meta:editing-cycles>1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" meta:word-count="7" meta:character-count="48" meta:non-whitespace-character-count="42"/>
  </office:meta>
</office:document-meta>
</file>